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63a" officeooo:paragraph-rsid="0009b63a"/>
    </style:style>
    <style:style style:name="P2" style:family="paragraph" style:parent-style-name="Standard">
      <style:paragraph-properties fo:text-align="center" style:justify-single-word="false"/>
      <style:text-properties officeooo:rsid="0009b63a" officeooo:paragraph-rsid="0009b63a"/>
    </style:style>
    <style:style style:name="P3" style:family="paragraph" style:parent-style-name="Standard">
      <style:text-properties officeooo:paragraph-rsid="0009b63a"/>
    </style:style>
    <style:style style:name="P4" style:family="paragraph" style:parent-style-name="Standard">
      <style:paragraph-properties fo:text-align="start" style:justify-single-word="false"/>
      <style:text-properties officeooo:rsid="000e26dd" officeooo:paragraph-rsid="000e26dd"/>
    </style:style>
    <style:style style:name="P5" style:family="paragraph" style:parent-style-name="Standard">
      <style:paragraph-properties fo:text-align="start" style:justify-single-word="false"/>
      <style:text-properties officeooo:paragraph-rsid="000e26dd"/>
    </style:style>
    <style:style style:name="P6" style:family="paragraph" style:parent-style-name="Standard">
      <style:text-properties officeooo:rsid="001136e3" officeooo:paragraph-rsid="001136e3"/>
    </style:style>
    <style:style style:name="T1" style:family="text">
      <style:text-properties officeooo:rsid="0009b63a"/>
    </style:style>
    <style:style style:name="T2" style:family="text">
      <style:text-properties officeooo:rsid="000e26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ttp web server </text:p>
      <text:p text:style-name="P2"/>
      <text:p text:style-name="P5"><text:span text:style-name="T2">For now </text:span><text:bookmark text:name="Welcome"/>Apache HTTP <text:span text:style-name="T2">Server</text:span></text:p>
      <text:p text:style-name="P4">docs: https://httpd.apache.org/docs/</text:p>
      <text:p text:style-name="P1"/>
      <text:p text:style-name="P6">start</text:p>
      <text:p text:style-name="P3"><text:span text:style-name="T1">sudo ~/Documents/software/installed_appache_http_server/bin/apachectl -k start</text:span></text:p>
      <text:p text:style-name="P1"/>
      <text:p text:style-name="P1">stop</text:p>
      <text:p text:style-name="P1">sudo ~/Documents/software/installed_appache_http_server/bin/apachectl -k stop</text:p>
      <text:p text:style-name="P1"/>
      <text:p text:style-name="P1">url </text:p>
      <text:p text:style-name="P1"><text:a xlink:type="simple" xlink:href="http://localhost/" text:style-name="Internet_20_link" text:visited-style-name="Visited_20_Internet_20_Link">http://localhost/</text:a></text:p>
      <text:p text:style-name="P1"/>
      <text:p text:style-name="P1">Public folder</text:p>
      <text:p text:style-name="P1">/home/ivan/Documents/software/installed_appache_http_server/htdoc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2T17:10:00.907770131</meta:creation-date>
    <dc:date>2023-04-22T17:13:58.394183969</dc:date>
    <meta:editing-duration>PT3M5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25" meta:character-count="342" meta:non-whitespace-character-count="326"/>
  </office:meta>
</office:document-meta>
</file>